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b5c0"/>
    </style:style>
    <style:style style:name="P2" style:family="paragraph" style:parent-style-name="Standard">
      <style:text-properties style:text-underline-style="solid" style:text-underline-width="auto" style:text-underline-color="font-color" officeooo:rsid="000cb5c0"/>
    </style:style>
    <style:style style:name="P3" style:family="paragraph" style:parent-style-name="Standard">
      <style:text-properties officeooo:rsid="003b0545" officeooo:paragraph-rsid="003b0545"/>
    </style:style>
    <style:style style:name="P4" style:family="paragraph" style:parent-style-name="Standard">
      <style:text-properties officeooo:rsid="003b6cbb" officeooo:paragraph-rsid="003b6cbb"/>
    </style:style>
    <style:style style:name="P5" style:family="paragraph" style:parent-style-name="Standard">
      <style:text-properties officeooo:rsid="003cef35" officeooo:paragraph-rsid="003cef35"/>
    </style:style>
    <style:style style:name="P6" style:family="paragraph" style:parent-style-name="Standard">
      <style:text-properties officeooo:rsid="003f4ac8" officeooo:paragraph-rsid="003f4ac8"/>
    </style:style>
    <style:style style:name="P7" style:family="paragraph" style:parent-style-name="Standard">
      <style:text-properties officeooo:rsid="004018f8" officeooo:paragraph-rsid="004018f8"/>
    </style:style>
    <style:style style:name="P8" style:family="paragraph" style:parent-style-name="Standard">
      <style:text-properties officeooo:rsid="0040c869" officeooo:paragraph-rsid="0040c869"/>
    </style:style>
    <style:style style:name="P9" style:family="paragraph" style:parent-style-name="Standard">
      <style:text-properties officeooo:rsid="00426d8b" officeooo:paragraph-rsid="00426d8b"/>
    </style:style>
    <style:style style:name="P10" style:family="paragraph" style:parent-style-name="Standard">
      <style:text-properties officeooo:rsid="00451410" officeooo:paragraph-rsid="00451410"/>
    </style:style>
    <style:style style:name="P11" style:family="paragraph" style:parent-style-name="Standard">
      <style:text-properties officeooo:rsid="0047b56b" officeooo:paragraph-rsid="0047b56b"/>
    </style:style>
    <style:style style:name="P12" style:family="paragraph" style:parent-style-name="Standard">
      <style:text-properties officeooo:rsid="00482325" officeooo:paragraph-rsid="00482325"/>
    </style:style>
    <style:style style:name="P13" style:family="paragraph" style:parent-style-name="Standard">
      <style:text-properties officeooo:rsid="00499174" officeooo:paragraph-rsid="00499174"/>
    </style:style>
    <style:style style:name="P14" style:family="paragraph" style:parent-style-name="Standard">
      <style:text-properties officeooo:rsid="004acbb8" officeooo:paragraph-rsid="004acbb8"/>
    </style:style>
    <style:style style:name="T1" style:family="text">
      <style:text-properties fo:font-style="italic" officeooo:rsid="003e2af3" style:font-style-asian="italic" style:font-style-complex="italic"/>
    </style:style>
    <style:style style:name="T2" style:family="text">
      <style:text-properties officeooo:rsid="001123cc"/>
    </style:style>
    <style:style style:name="T3" style:family="text">
      <style:text-properties officeooo:rsid="003e2af3"/>
    </style:style>
    <style:style style:name="T4" style:family="text">
      <style:text-properties officeooo:rsid="004341d9"/>
    </style:style>
    <style:style style:name="T5" style:family="text">
      <style:text-properties officeooo:rsid="00450d12"/>
    </style:style>
    <style:style style:name="T6" style:family="text">
      <style:text-properties officeooo:rsid="0046892e"/>
    </style:style>
    <style:style style:name="T7" style:family="text">
      <style:text-properties officeooo:rsid="004835ba"/>
    </style:style>
    <style:style style:name="T8" style:family="text">
      <style:text-properties officeooo:rsid="004b64a1"/>
    </style:style>
    <style:style style:name="T9" style:family="text">
      <style:text-properties officeooo:rsid="004cdcb7"/>
    </style:style>
    <style:style style:name="T10" style:family="text">
      <style:text-properties officeooo:rsid="004e43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union stat’ app’ <text:span text:style-name="T2">- 9 janvier 2019</text:span></text:p>
      <text:p text:style-name="P1"/>
      <text:p text:style-name="P3">Autres modélisations à tester :</text:p>
      <text:p text:style-name="P3">- Régression Lasso/Ridge</text:p>
      <text:p text:style-name="P3">- Introduction durée</text:p>
      <text:p text:style-name="P3">- Analyse des résidus à poursuivre/faire.</text:p>
      <text:p text:style-name="P4">- Choix de 2/3 modèles pour construire quelques indices <text:span text:style-name="T3">de prix</text:span><text:span text:style-name="T1"> (à comparer aux indices de prix calculés pour les prix de la santé)</text:span></text:p>
      <text:p text:style-name="P5">- Observation : grand service médical (neuro/chirurgie/…/ )</text:p>
      <text:p text:style-name="P5">- Peut-il y avoir de la subvention cachée par service ?</text:p>
      <text:p text:style-name="P9">- Modèles avec validation croisée → </text:p>
      <text:p text:style-name="P4"/>
      <text:p text:style-name="P5">- Autres données potentielles : données sur les coûts, par hôpital, avec un découpage des coûts par service tarifaire.</text:p>
      <text:p text:style-name="P3"/>
      <text:p text:style-name="P3">Questions :</text:p>
      <text:p text:style-name="P3">- Construction indice de prix ?</text:p>
      <text:p text:style-name="P3">- Mélange variable de prix / variables exo dans modèles ?</text:p>
      <text:p text:style-name="P6"/>
      <text:p text:style-name="P6">- Construction indice de prix pour les données de santé, quelle méthodo’ ?</text:p>
      <text:p text:style-name="P6">- Lien base de remboursements ?</text:p>
      <text:p text:style-name="P7">- Base de tarif (tarif = réglementé, contrairement à un prix), contrairement aux coûts</text:p>
      <text:p text:style-name="P7"/>
      <text:p text:style-name="P7">?Variables de construction des prix (exemple<text:span text:style-name="T4">s</text:span> : SEU.HAUT, <text:span text:style-name="T4">EXH.PRI</text:span>) dans les modèles de prix hédoniques ? </text:p>
      <text:p text:style-name="P8">- Déjà ici on est sur des tarifs et non sur des prix, donc on s’éloigne un peu du modèle classique.</text:p>
      <text:p text:style-name="P8">- Effets de seuil sur les prix à inclure dans la formation des tarifs (?) <text:span text:style-name="T5">→ Plutôt non a priori dans la trame centrale.</text:span></text:p>
      <text:p text:style-name="P10">- Indice de prix : <text:span text:style-name="T6">regarder la constante pour un séjour type.</text:span></text:p>
      <text:p text:style-name="P11">- Tout pooler et <text:span text:style-name="T9">mettre des dummies pour les années (voir ce qu’il se passe, mais ré-estimation nécessaire selon une fenêtre glissante?)</text:span></text:p>
      <text:p text:style-name="P11"/>
      <text:p text:style-name="P12">TODO :</text:p>
      <text:p text:style-name="P12">- Vérifier les résidus</text:p>
      <text:p text:style-name="P12">- Compiler et élaguer les résultats et essayer de dégager une trame centrale <text:span text:style-name="T7">en termes de 2-3 modèles (questions d’endogénéité)</text:span></text:p>
      <text:p text:style-name="P13">- Interpréter un peu plus les résultats</text:p>
      <text:p text:style-name="P14">- Calcul indices de prix en mode <text:span text:style-name="T10">basique / voir alternatives</text:span></text:p>
      <text:p text:style-name="P14">- Construire trame sur le public <text:span text:style-name="T8">afin de faire sur le priv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33:36.369000000</meta:creation-date>
    <dc:date>2019-01-10T21:26:47.450000000</dc:date>
    <meta:editing-duration>P1DT9H53M56S</meta:editing-duration>
    <meta:editing-cycles>58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7" meta:word-count="295" meta:character-count="1673" meta:non-whitespace-character-count="1403"/>
  </office:meta>
</office:document-meta>
</file>